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vertical-align="middle" draw:auto-grow-height="false" fo:min-height="1.274cm" fo:min-width="0.135cm"/>
    </style:style>
    <style:style style:name="gr2" style:family="graphic" style:parent-style-name="standard">
      <style:graphic-properties draw:fill-color="#adc5e7" draw:textarea-vertical-align="middle" draw:auto-grow-height="false" fo:min-height="1.579cm" fo:min-width="0.135cm"/>
    </style:style>
    <style:style style:name="gr3" style:family="graphic" style:parent-style-name="standard">
      <style:graphic-properties draw:fill-color="#adc5e7" draw:textarea-vertical-align="middle" draw:auto-grow-height="false" fo:min-height="1.884cm" fo:min-width="0.135cm"/>
    </style:style>
    <style:style style:name="gr4" style:family="graphic" style:parent-style-name="standard">
      <style:graphic-properties svg:stroke-color="#ed1c24" draw:fill-color="#f7a19a" draw:textarea-vertical-align="middle" draw:auto-grow-height="false" fo:min-height="2.188cm" fo:min-width="0.135cm"/>
    </style:style>
    <style:style style:name="gr5" style:family="graphic" style:parent-style-name="standard">
      <style:graphic-properties draw:fill-color="#adc5e7" draw:textarea-vertical-align="middle" draw:auto-grow-height="false" fo:min-height="2.493cm" fo:min-width="0.135cm"/>
    </style:style>
    <style:style style:name="gr6" style:family="graphic" style:parent-style-name="standard">
      <style:graphic-properties draw:fill-color="#adc5e7" draw:textarea-vertical-align="middle" draw:auto-grow-height="false" fo:min-height="2.798cm" fo:min-width="0.135cm"/>
    </style:style>
    <style:style style:name="gr7" style:family="graphic" style:parent-style-name="standard">
      <style:graphic-properties draw:fill-color="#adc5e7" draw:textarea-vertical-align="middle" draw:auto-grow-height="false" fo:min-height="3.103cm" fo:min-width="0.135cm"/>
    </style:style>
    <style:style style:name="gr8" style:family="graphic" style:parent-style-name="standard">
      <style:graphic-properties svg:stroke-color="#ed1c24" draw:fill-color="#f7a19a" draw:textarea-vertical-align="middle" draw:auto-grow-height="false" fo:min-height="2.493cm" fo:min-width="0.135cm"/>
    </style:style>
    <style:style style:name="gr9" style:family="graphic" style:parent-style-name="standard">
      <style:graphic-properties draw:fill-color="#adc5e7" draw:textarea-vertical-align="middle" draw:auto-grow-height="false" fo:min-height="3.408cm" fo:min-width="0.135cm"/>
    </style:style>
    <style:style style:name="gr10" style:family="graphic" style:parent-style-name="standard">
      <style:graphic-properties draw:stroke="none" svg:stroke-color="#000000" draw:fill="none" draw:fill-color="#ffffff" fo:min-height="0.855cm"/>
    </style:style>
    <style:style style:name="gr11" style:family="graphic" style:parent-style-name="standard">
      <style:graphic-properties draw:stroke="none" svg:stroke-color="#000000" draw:fill="none" draw:fill-color="#ffffff" fo:min-height="0.915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loext:graphic-properties draw:fill-color="#f7a19a"/>
      <style:paragraph-properties fo:text-align="center"/>
    </style:style>
    <style:style style:name="P3" style:family="paragraph">
      <loext:graphic-properties draw:fill="none" draw:fill-color="#ffffff"/>
      <style:text-properties fo:color="#72bf44" style:font-name="Times New Roman" fo:font-style="italic" fo:background-color="#fff200" style:font-style-asian="italic" style:font-style-complex="italic"/>
    </style:style>
    <style:style style:name="P4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color="#72bf44" style:font-name="Times New Roman" fo:font-size="22pt" fo:font-style="italic" fo:background-color="#fff200" style:font-size-asian="22pt" style:font-style-asian="italic" style:font-size-complex="22pt" style:font-style-complex="italic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text-position="-33% 58%" style:font-name="Times New Roman" fo:font-style="italic" style:font-style-asian="italic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2pt" fo:font-style="italic" fo:text-shadow="none" style:text-underline-style="none" fo:font-weight="normal" style:letter-kerning="true" style:font-name-asian="AR PL SungtiL GB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22pt" fo:font-style="italic" fo:text-shadow="none" style:text-underline-style="none" fo:font-weight="normal" style:letter-kerning="true" style:font-name-asian="AR PL SungtiL GB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style:font-name="Times New Roman" fo:font-size="22pt" fo:font-style="italic" style:font-size-asian="22pt" style:font-style-asian="italic" style:font-size-complex="22pt" style:font-style-complex="italic"/>
    </style:style>
    <style:style style:name="T6" style:family="text">
      <style:text-properties style:text-position="-33% 58%" style:font-name="Times New Roman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1.524cm" svg:x="2.372cm" svg:y="6.6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1.829cm" svg:x="3.134cm" svg:y="6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2.134cm" svg:x="3.896cm" svg:y="6.0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2.438cm" svg:x="4.658cm" svg:y="5.7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2.743cm" svg:x="5.42cm" svg:y="5.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3.048cm" svg:x="6.182cm" svg:y="5.1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35cm" svg:height="3.353cm" svg:x="6.944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1.524cm" svg:x="8.672cm" svg:y="6.6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1.829cm" svg:x="9.434cm" svg:y="6.3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2.134cm" svg:x="10.196cm" svg:y="6.0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2.438cm" svg:x="10.958cm" svg:y="5.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2.743cm" svg:x="11.72cm" svg:y="5.4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3.048cm" svg:x="12.482cm" svg:y="5.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35cm" svg:height="3.353cm" svg:x="13.244cm" svg:y="4.8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35cm" svg:height="3.658cm" svg:x="14.005cm" svg:y="4.5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016cm" svg:height="1.105cm" svg:x="2.27cm" svg:y="7.193cm">
          <draw:text-box>
            <text:p><text:span text:style-name="T1">a</text:span><text:span text:style-name="T2">1</text:span></text:p>
          </draw:text-box>
        </draw:frame>
        <draw:frame draw:style-name="gr10" draw:text-style-name="P4" draw:layer="layout" svg:width="1.016cm" svg:height="1.105cm" svg:x="2.97cm" svg:y="7.194cm">
          <draw:text-box>
            <text:p><text:span text:style-name="T1">a</text:span><text:span text:style-name="T2">2</text:span></text:p>
          </draw:text-box>
        </draw:frame>
        <draw:frame draw:style-name="gr10" draw:text-style-name="P3" draw:layer="layout" svg:width="1.016cm" svg:height="1.105cm" svg:x="3.77cm" svg:y="7.194cm">
          <draw:text-box>
            <text:p><text:span text:style-name="T1">a</text:span><text:span text:style-name="T2">3</text:span></text:p>
          </draw:text-box>
        </draw:frame>
        <draw:frame draw:style-name="gr10" draw:text-style-name="P3" draw:layer="layout" svg:width="1.016cm" svg:height="1.105cm" svg:x="4.47cm" svg:y="7.194cm">
          <draw:text-box>
            <text:p><text:span text:style-name="T1">a</text:span><text:span text:style-name="T2">4</text:span></text:p>
          </draw:text-box>
        </draw:frame>
        <draw:frame draw:style-name="gr10" draw:text-style-name="P3" draw:layer="layout" svg:width="1.016cm" svg:height="1.105cm" svg:x="5.27cm" svg:y="7.194cm">
          <draw:text-box>
            <text:p><text:span text:style-name="T1">a</text:span><text:span text:style-name="T2">5</text:span></text:p>
          </draw:text-box>
        </draw:frame>
        <draw:frame draw:style-name="gr10" draw:text-style-name="P3" draw:layer="layout" svg:width="1.016cm" svg:height="1.105cm" svg:x="2.27cm" svg:y="7.194cm">
          <draw:text-box>
            <text:p><text:span text:style-name="T1">a</text:span><text:span text:style-name="T2">1</text:span></text:p>
          </draw:text-box>
        </draw:frame>
        <draw:frame draw:style-name="gr10" draw:text-style-name="P3" draw:layer="layout" svg:width="1.016cm" svg:height="1.105cm" svg:x="6.77cm" svg:y="7.194cm">
          <draw:text-box>
            <text:p><text:span text:style-name="T1">a</text:span><text:span text:style-name="T2">7</text:span></text:p>
          </draw:text-box>
        </draw:frame>
        <draw:frame draw:style-name="gr10" draw:text-style-name="P3" draw:layer="layout" svg:width="1.016cm" svg:height="1.105cm" svg:x="6.018cm" svg:y="7.174cm">
          <draw:text-box>
            <text:p><text:span text:style-name="T1">a</text:span><text:span text:style-name="T2">6</text:span></text:p>
          </draw:text-box>
        </draw:frame>
        <draw:frame draw:style-name="gr10" draw:text-style-name="P3" draw:layer="layout" svg:width="1.016cm" svg:height="1.105cm" svg:x="8.57cm" svg:y="7.194cm">
          <draw:text-box>
            <text:p><text:span text:style-name="T1">a</text:span><text:span text:style-name="T2">1</text:span></text:p>
          </draw:text-box>
        </draw:frame>
        <draw:frame draw:style-name="gr10" draw:text-style-name="P4" draw:layer="layout" svg:width="1.016cm" svg:height="1.105cm" svg:x="9.27cm" svg:y="7.195cm">
          <draw:text-box>
            <text:p><text:span text:style-name="T1">a</text:span><text:span text:style-name="T2">2</text:span></text:p>
          </draw:text-box>
        </draw:frame>
        <draw:frame draw:style-name="gr10" draw:text-style-name="P3" draw:layer="layout" svg:width="1.016cm" svg:height="1.105cm" svg:x="10.07cm" svg:y="7.195cm">
          <draw:text-box>
            <text:p><text:span text:style-name="T1">a</text:span><text:span text:style-name="T2">3</text:span></text:p>
          </draw:text-box>
        </draw:frame>
        <draw:frame draw:style-name="gr10" draw:text-style-name="P3" draw:layer="layout" svg:width="1.016cm" svg:height="1.105cm" svg:x="10.77cm" svg:y="7.195cm">
          <draw:text-box>
            <text:p><text:span text:style-name="T1">a</text:span><text:span text:style-name="T2">4</text:span></text:p>
          </draw:text-box>
        </draw:frame>
        <draw:frame draw:style-name="gr10" draw:text-style-name="P3" draw:layer="layout" svg:width="1.016cm" svg:height="1.105cm" svg:x="11.57cm" svg:y="7.195cm">
          <draw:text-box>
            <text:p><text:span text:style-name="T1">a</text:span><text:span text:style-name="T2">5</text:span></text:p>
          </draw:text-box>
        </draw:frame>
        <draw:frame draw:style-name="gr10" draw:text-style-name="P3" draw:layer="layout" svg:width="1.016cm" svg:height="1.105cm" svg:x="8.57cm" svg:y="7.195cm">
          <draw:text-box>
            <text:p><text:span text:style-name="T1">a</text:span><text:span text:style-name="T2">1</text:span></text:p>
          </draw:text-box>
        </draw:frame>
        <draw:frame draw:style-name="gr10" draw:text-style-name="P3" draw:layer="layout" svg:width="1.016cm" svg:height="1.105cm" svg:x="13.07cm" svg:y="7.195cm">
          <draw:text-box>
            <text:p><text:span text:style-name="T1">a</text:span><text:span text:style-name="T2">7</text:span></text:p>
          </draw:text-box>
        </draw:frame>
        <draw:frame draw:style-name="gr10" draw:text-style-name="P3" draw:layer="layout" svg:width="1.016cm" svg:height="1.105cm" svg:x="12.318cm" svg:y="7.175cm">
          <draw:text-box>
            <text:p><text:span text:style-name="T1">a</text:span><text:span text:style-name="T2">6</text:span></text:p>
          </draw:text-box>
        </draw:frame>
        <draw:frame draw:style-name="gr10" draw:text-style-name="P3" draw:layer="layout" svg:width="1.016cm" svg:height="1.105cm" svg:x="13.87cm" svg:y="7.196cm">
          <draw:text-box>
            <text:p><text:span text:style-name="T1">a</text:span><text:span text:style-name="T2">8</text:span></text:p>
          </draw:text-box>
        </draw:frame>
        <draw:frame draw:style-name="gr11" draw:text-style-name="P6" draw:layer="layout" svg:width="3.414cm" svg:height="1.295cm" svg:x="3.555cm" svg:y="8.217cm">
          <draw:text-box>
            <text:p text:style-name="P5"><text:span text:style-name="T3">a</text:span><text:span text:style-name="T4">4</text:span><text:span text:style-name="T5">=S</text:span><text:span text:style-name="T6">7 </text:span><text:span text:style-name="T5">/7</text:span></text:p>
          </draw:text-box>
        </draw:frame>
        <draw:frame draw:style-name="gr10" draw:text-style-name="P6" draw:layer="layout" svg:width="4.515cm" svg:height="1.295cm" svg:x="10.455cm" svg:y="8.218cm">
          <draw:text-box>
            <text:p text:style-name="P5"><text:span text:style-name="T3">a</text:span><text:span text:style-name="T4">4</text:span><text:span text:style-name="T3">+a</text:span><text:span text:style-name="T4">5</text:span><text:span text:style-name="T5">=S</text:span><text:span text:style-name="T6">8 </text:span><text:span text:style-name="T5">/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7T20:59:47.794799845</meta:creation-date>
    <dc:date>2019-07-27T23:38:07.148253785</dc:date>
    <meta:editing-duration>PT7M16S</meta:editing-duration>
    <meta:editing-cycles>4</meta:editing-cycles>
    <meta:generator>LibreOffice/6.0.7.3$Linux_X86_64 LibreOffice_project/00m0$Build-3</meta:generator>
    <meta:document-statistic meta:object-count="34"/>
  </office:meta>
</office:document-meta>
</file>